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4c849" officeooo:paragraph-rsid="0004c849"/>
    </style:style>
    <style:style style:name="P2" style:family="paragraph" style:parent-style-name="Standard">
      <style:paragraph-properties fo:text-align="center" style:justify-single-word="false"/>
      <style:text-properties officeooo:rsid="0004c849" officeooo:paragraph-rsid="0004c849"/>
    </style:style>
    <style:style style:name="P3" style:family="paragraph" style:parent-style-name="Standard">
      <style:paragraph-properties fo:text-align="center" style:justify-single-word="false"/>
      <style:text-properties fo:font-size="16pt" fo:font-weight="bold" officeooo:rsid="0004c849" officeooo:paragraph-rsid="0004c849" style:font-weight-asian="bold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Aos Namorados do Brasil</text:p>
      <text:p text:style-name="P2">Carlos Drummond de Andrade</text:p>
      <text:p text:style-name="P1"/>
      <text:p text:style-name="P1">Dai-me, Senhor, assistência técnica</text:p>
      <text:p text:style-name="P1">para eu falar aos namorados do Brasil.</text:p>
      <text:p text:style-name="P1">Será que namorado algum escuta alguém?</text:p>
      <text:p text:style-name="P1">Adianta falar a namorados?</text:p>
      <text:p text:style-name="P1">E será que tenho coisas a dizer-lhes</text:p>
      <text:p text:style-name="P1">que eles não saibam, eles que transformam</text:p>
      <text:p text:style-name="P1">a sabedoria universal em divino esquecimento?</text:p>
      <text:p text:style-name="P1">Adianta-lhes, Senhor, saber alguma coisa,</text:p>
      <text:p text:style-name="P1">quando perdem os olhos</text:p>
      <text:p text:style-name="P1">para toda paisagem ,</text:p>
      <text:p text:style-name="P1">perdem os ouvidos</text:p>
      <text:p text:style-name="P1">para toda melodia</text:p>
      <text:p text:style-name="P1">e só vêem, só escutam</text:p>
      <text:p text:style-name="P1">melodia e paisagem de sua própria fabricação?</text:p>
      <text:p text:style-name="P1"/>
      <text:p text:style-name="P1">Cegos, surdos, mudos - felizes! - são os namorados</text:p>
      <text:p text:style-name="P1">enquanto namorados. Antes, depois</text:p>
      <text:p text:style-name="P1">são gente como a gente, no pedestre dia-a-dia.</text:p>
      <text:p text:style-name="P1">Mas quem foi namorado sabe que outra vez</text:p>
      <text:p text:style-name="P1">voltará à sublime invalidez</text:p>
      <text:p text:style-name="P1">que é signo de perfeição interior.</text:p>
      <text:p text:style-name="P1">Namorado é o ser fora do tempo,</text:p>
      <text:p text:style-name="P1">fora de obrigação e CPF,</text:p>
      <text:p text:style-name="P1">ISS, IFP, PASEP,INPS.</text:p>
      <text:p text:style-name="P1"/>
      <text:p text:style-name="P1">Os códigos, desarmados, retrocedem</text:p>
      <text:p text:style-name="P1">de sua porta, as multas envergonham-se</text:p>
      <text:p text:style-name="P1">de alvejá-lo, as guerras, os tratados</text:p>
      <text:p text:style-name="P1">internacionais encolhem o rabo</text:p>
      <text:p text:style-name="P1">diante dele, em volta dele. O tempo,</text:p>
      <text:p text:style-name="P1">afiando sem pausa a sua foice,</text:p>
      <text:p text:style-name="P1">espera que o namorado desnamore</text:p>
      <text:p text:style-name="P1">para sempre.</text:p>
      <text:p text:style-name="P1">Mas nascem todo dia namorados</text:p>
      <text:p text:style-name="P1">novos, renovados, inovantes,</text:p>
      <text:p text:style-name="P1">e ninguém ganha ou perde essa batalha.</text:p>
      <text:p text:style-name="P1"/>
      <text:p text:style-name="P1">Pois namorar é destino dos humanos,</text:p>
      <text:p text:style-name="P1">destino que regula</text:p>
      <text:p text:style-name="P1">nossa dor, nossa doação, nosso inferno gozoso.</text:p>
      <text:p text:style-name="P1">E quem vive, atenção:</text:p>
      <text:p text:style-name="P1">cumpra sua obrigação de namorar,</text:p>
      <text:p text:style-name="P1">sob pena de viver apenas na aparência.</text:p>
      <text:p text:style-name="P1">De ser o seu cadáver itinerante.</text:p>
      <text:p text:style-name="P1">De não ser. De estar, e nem estar.</text:p>
      <text:p text:style-name="P1"/>
      <text:p text:style-name="P1">O problema, Senhor, é como aprender, como exercer</text:p>
      <text:p text:style-name="P1">a arte de namorar, que audiovisual nenhum ensina,</text:p>
      <text:p text:style-name="P1">e vai além de toda universidade.</text:p>
      <text:p text:style-name="P1"><text:soft-page-break/>Quem aprendeu não ensina. Quem ensina não sabe.</text:p>
      <text:p text:style-name="P1">E o namorado só aprende, sem sentir que aprendeu,</text:p>
      <text:p text:style-name="P1">por obra e graça de sua namorada.</text:p>
      <text:p text:style-name="P1"/>
      <text:p text:style-name="P1">A mulher antes e depois da Bíblia</text:p>
      <text:p text:style-name="P1">é pois enciclopédia natural</text:p>
      <text:p text:style-name="P1">ciência infusa, inconciente, infensa a testes,</text:p>
      <text:p text:style-name="P1">fulgurante no simples manifestar-se, chegado o momento.</text:p>
      <text:p text:style-name="P1">Há que aprender com as mulheres</text:p>
      <text:p text:style-name="P1">as finezas finíssimas do namoro.</text:p>
      <text:p text:style-name="P1">O homem nasce ignorante, vive ignorante, às vezes morre</text:p>
      <text:p text:style-name="P1">três vezes ignorante de seu coração</text:p>
      <text:p text:style-name="P1">e da maneira de usá-lo.</text:p>
      <text:p text:style-name="P1"/>
      <text:p text:style-name="P1">Só a mulher (como explicar?)</text:p>
      <text:p text:style-name="P1">entende certas coisas</text:p>
      <text:p text:style-name="P1">que não são para entender. São para aspirar</text:p>
      <text:p text:style-name="P1">como essência, ou nem assim. Elas aspiram</text:p>
      <text:p text:style-name="P1">o segredo do mundo.</text:p>
      <text:p text:style-name="P1"/>
      <text:p text:style-name="P1">Há homens que se cansam depressa de namorar,</text:p>
      <text:p text:style-name="P1">outros que são infiéis à namorada.</text:p>
      <text:p text:style-name="P1">Pobre de quem não aprendeu direito,</text:p>
      <text:p text:style-name="P1">ai de quem nunca estará maduro para aprender,</text:p>
      <text:p text:style-name="P1">triste de quem não merecia, não merece namorar.</text:p>
      <text:p text:style-name="P1"/>
      <text:p text:style-name="P1">Pois namorar não é só juntar duas atrações</text:p>
      <text:p text:style-name="P1">no velho estilo ou no moderno estilo,</text:p>
      <text:p text:style-name="P1">com arrepios, murmúrios, silêncios,</text:p>
      <text:p text:style-name="P1">caminhadas, jantares, gravações,</text:p>
      <text:p text:style-name="P1">fins-de-semana, o carro à toda ou a 80,</text:p>
      <text:p text:style-name="P1">lancha, piscina, dia-dos-namorados,</text:p>
      <text:p text:style-name="P1">foto colorida, filme adoidado,,</text:p>
      <text:p text:style-name="P1">rápido motel onde os espelhos</text:p>
      <text:p text:style-name="P1">não guardam beijo e alma de ninguém.</text:p>
      <text:p text:style-name="P1"/>
      <text:p text:style-name="P1">Namorar é o sentido absoluto</text:p>
      <text:p text:style-name="P1">que se esconde no gesto muito simples,</text:p>
      <text:p text:style-name="P1">não intencional, nunca previsto,</text:p>
      <text:p text:style-name="P1">e dá ao gesto a cor do amanhecer,</text:p>
      <text:p text:style-name="P1">para ficar durando, perdurando,</text:p>
      <text:p text:style-name="P1">som de cristal na concha</text:p>
      <text:p text:style-name="P1">ou no infinito.</text:p>
      <text:p text:style-name="P1"/>
      <text:p text:style-name="P1">Namorar é além do beijo e da sintaxe,</text:p>
      <text:p text:style-name="P1">não depende de estado ou condição.</text:p>
      <text:p text:style-name="P1">Ser duplicado, ser complexo,</text:p>
      <text:p text:style-name="P1">que em si mesmo se mira e se desdobra,</text:p>
      <text:p text:style-name="P1">o namorado, a namorada</text:p>
      <text:p text:style-name="P1">não são aquelas mesmas criaturas</text:p>
      <text:p text:style-name="P1">que cruzamos na rua.</text:p>
      <text:p text:style-name="P1">São outras, são estrelas remotíssimas,</text:p>
      <text:p text:style-name="P1"><text:soft-page-break/>fora de qualquer sistema ou situação.</text:p>
      <text:p text:style-name="P1">A limitação terrestre, que os persegue,</text:p>
      <text:p text:style-name="P1">tenta cobrar (inveja)</text:p>
      <text:p text:style-name="P1">o terrível imposto de passagem:</text:p>
      <text:p text:style-name="P1">"Depressa! Corre! Vai acabar! Vai fenecer!</text:p>
      <text:p text:style-name="P1">Vai corromper-se tudo em flor esmigalhada</text:p>
      <text:p text:style-name="P1">na sola dos sapatos..."</text:p>
      <text:p text:style-name="P1">Ou senão:</text:p>
      <text:p text:style-name="P1">"Desiste! Foge! Esquece!"</text:p>
      <text:p text:style-name="P1">E os fracos esquecem. Os tímidos desistem.</text:p>
      <text:p text:style-name="P1">Fogem os covardes.</text:p>
      <text:p text:style-name="P1">Que importa? A cada hora nascem</text:p>
      <text:p text:style-name="P1">outros namorados para a novidade</text:p>
      <text:p text:style-name="P1">da antiga experiência.</text:p>
      <text:p text:style-name="P1">E inauguram cada manhã</text:p>
      <text:p text:style-name="P1">(namoramor)</text:p>
      <text:p text:style-name="P1">o velho, velho mundo renovad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Arial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1T10:17:01.768996706</meta:creation-date>
    <dc:date>2018-11-11T10:17:26.831658160</dc:date>
    <meta:editing-duration>PT26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3" meta:paragraph-count="110" meta:word-count="604" meta:character-count="3591" meta:non-whitespace-character-count="3097"/>
  </office:meta>
</office:document-meta>
</file>